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WW8Num1"/>
    <style:style style:name="P4" style:family="paragraph" style:parent-style-name="Standard" style:list-style-name="WW8Num1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m du mob</text:p>
      <text:p text:style-name="Standard"/>
      <text:p text:style-name="Standard"><text:span text:style-name="T1"><text:tab/></text:span><text:span text:style-name="T2">Description</text:span></text:p>
      <text:p text:style-name="Standard"/>
      <text:p text:style-name="P1">Description du mob</text:p>
      <text:p text:style-name="Standard"/>
      <text:p text:style-name="Standard"><text:span text:style-name="T1"><text:tab/></text:span><text:span text:style-name="T2">Niveau par race</text:span></text:p>
      <text:p text:style-name="Standard"/>
      <text:p text:style-name="Standard">Les niveaux pour les differentes races sous la forme commun/experimente/legendaire</text:p>
      <text:list xml:id="list36177757" text:style-name="WW8Num1">
        <text:list-item>
          <text:p text:style-name="P3">Humain : </text:p>
        </text:list-item>
      </text:list>
      <text:p text:style-name="Standard"/>
      <text:list xml:id="list28149160" text:continue-numbering="true" text:style-name="WW8Num1">
        <text:list-item>
          <text:p text:style-name="P3">Morn : </text:p>
        </text:list-item>
      </text:list>
      <text:p text:style-name="Standard"/>
      <text:list xml:id="list28125269" text:continue-numbering="true" text:style-name="WW8Num1">
        <text:list-item>
          <text:p text:style-name="P3">Elfe : </text:p>
        </text:list-item>
      </text:list>
      <text:p text:style-name="Standard"/>
      <text:list xml:id="list28140753" text:continue-numbering="true" text:style-name="WW8Num1">
        <text:list-item>
          <text:p text:style-name="P3">Nain : </text:p>
        </text:list-item>
      </text:list>
      <text:p text:style-name="Standard"/>
      <text:list xml:id="list28155268" text:continue-numbering="true" text:style-name="WW8Num1">
        <text:list-item>
          <text:p text:style-name="P3">Gobelin : </text:p>
        </text:list-item>
      </text:list>
      <text:p text:style-name="Standard"/>
      <text:list xml:id="list28136937" text:continue-numbering="true" text:style-name="WW8Num1">
        <text:list-item>
          <text:p text:style-name="P3">Agylis : </text:p>
        </text:list-item>
      </text:list>
      <text:p text:style-name="Standard"/>
      <text:p text:style-name="Standard"/>
      <text:p text:style-name="Standard"/>
      <text:p text:style-name="Standard"><text:span text:style-name="T1"><text:tab/></text:span><text:span text:style-name="T2">Caracteristiques par races</text:span></text:p>
      <text:p text:style-name="P2"/>
      <text:p text:style-name="P2">Caracteristiques pour les differentes races sous la forme commu/experimente/legendaire. Les experimentes ont des stats 1,5x plus grandes que les communs et les legendaires 2x que les communs</text:p>
      <text:list xml:id="list28130932" text:continue-numbering="true" text:style-name="WW8Num1">
        <text:list-item>
          <text:p text:style-name="P4">Humain</text:p>
          <text:list>
            <text:list-item>
              <text:p text:style-name="P3">Force : </text:p>
            </text:list-item>
            <text:list-item>
              <text:p text:style-name="P3">Agilité : </text:p>
            </text:list-item>
            <text:list-item>
              <text:p text:style-name="P3">Endurance : </text:p>
            </text:list-item>
            <text:list-item>
              <text:p text:style-name="P3">Vitesse : </text:p>
            </text:list-item>
            <text:list-item>
              <text:p text:style-name="P3">Dextérité : </text:p>
            </text:list-item>
            <text:list-item>
              <text:p text:style-name="P3">Intelligence : </text:p>
            </text:list-item>
            <text:list-item>
              <text:p text:style-name="P3">Précision :</text:p>
            </text:list-item>
            <text:list-item>
              <text:p text:style-name="P3">Furtivité : </text:p>
            </text:list-item>
            <text:list-item>
              <text:p text:style-name="P3">Courage : </text:p>
            </text:list-item>
          </text:list>
        </text:list-item>
      </text:list>
      <text:p text:style-name="Standard"/>
      <text:list xml:id="list28140564" text:continue-numbering="true" text:style-name="WW8Num1">
        <text:list-item>
          <text:p text:style-name="P4">Morn</text:p>
          <text:list>
            <text:list-item>
              <text:p text:style-name="P3">Force : </text:p>
            </text:list-item>
            <text:list-item>
              <text:p text:style-name="P3">Agilité : </text:p>
            </text:list-item>
            <text:list-item>
              <text:p text:style-name="P3">Endurance : </text:p>
            </text:list-item>
            <text:list-item>
              <text:p text:style-name="P3">Vitesse : </text:p>
            </text:list-item>
            <text:list-item>
              <text:p text:style-name="P3">Dextérité : </text:p>
            </text:list-item>
            <text:list-item>
              <text:p text:style-name="P3">Intelligence : </text:p>
            </text:list-item>
            <text:list-item>
              <text:p text:style-name="P3">Précision :</text:p>
            </text:list-item>
            <text:list-item>
              <text:p text:style-name="P3">Furtivité : </text:p>
            </text:list-item>
            <text:list-item>
              <text:p text:style-name="P3">Courage : </text:p>
            </text:list-item>
          </text:list>
        </text:list-item>
      </text:list>
      <text:p text:style-name="Standard"/>
      <text:list xml:id="list28137507" text:continue-numbering="true" text:style-name="WW8Num1">
        <text:list-item>
          <text:p text:style-name="P4"><text:soft-page-break/>Elfe</text:p>
          <text:list>
            <text:list-item>
              <text:p text:style-name="P3">Force : </text:p>
            </text:list-item>
            <text:list-item>
              <text:p text:style-name="P3">Agilité : </text:p>
            </text:list-item>
            <text:list-item>
              <text:p text:style-name="P3">Endurance : </text:p>
            </text:list-item>
            <text:list-item>
              <text:p text:style-name="P3">Vitesse : </text:p>
            </text:list-item>
            <text:list-item>
              <text:p text:style-name="P3">Dextérité : </text:p>
            </text:list-item>
            <text:list-item>
              <text:p text:style-name="P3">Intelligence : </text:p>
            </text:list-item>
            <text:list-item>
              <text:p text:style-name="P3">Précision :</text:p>
            </text:list-item>
            <text:list-item>
              <text:p text:style-name="P3">Furtivité : </text:p>
            </text:list-item>
            <text:list-item>
              <text:p text:style-name="P3">Courage : </text:p>
            </text:list-item>
          </text:list>
        </text:list-item>
      </text:list>
      <text:p text:style-name="Standard"/>
      <text:list xml:id="list28149023" text:continue-numbering="true" text:style-name="WW8Num1">
        <text:list-item>
          <text:p text:style-name="P4">Nain</text:p>
          <text:list>
            <text:list-item>
              <text:p text:style-name="P3">Force : 6/9/12</text:p>
            </text:list-item>
            <text:list-item>
              <text:p text:style-name="P3">Agilité : 9/14/18</text:p>
            </text:list-item>
            <text:list-item>
              <text:p text:style-name="P3">Endurance : 9/14/18</text:p>
            </text:list-item>
            <text:list-item>
              <text:p text:style-name="P3">Vitesse : 7/11/14</text:p>
            </text:list-item>
            <text:list-item>
              <text:p text:style-name="P3">Dextérité : 9/14/18</text:p>
            </text:list-item>
            <text:list-item>
              <text:p text:style-name="P3">Intelligence : 5/8/10</text:p>
            </text:list-item>
            <text:list-item>
              <text:p text:style-name="P3">Précision : 5//8/10</text:p>
            </text:list-item>
            <text:list-item>
              <text:p text:style-name="P3">Furtivité : 5/8/10</text:p>
            </text:list-item>
            <text:list-item>
              <text:p text:style-name="P3">Courage : 5/8/10</text:p>
            </text:list-item>
          </text:list>
        </text:list-item>
      </text:list>
      <text:p text:style-name="Standard"/>
      <text:list xml:id="list28146404" text:continue-numbering="true" text:style-name="WW8Num1">
        <text:list-item>
          <text:p text:style-name="P4">Gobelin</text:p>
          <text:list>
            <text:list-item>
              <text:p text:style-name="P3">Force : </text:p>
            </text:list-item>
            <text:list-item>
              <text:p text:style-name="P3">Agilité : </text:p>
            </text:list-item>
            <text:list-item>
              <text:p text:style-name="P3">Endurance : </text:p>
            </text:list-item>
            <text:list-item>
              <text:p text:style-name="P3">Vitesse : </text:p>
            </text:list-item>
            <text:list-item>
              <text:p text:style-name="P3">Dextérité : </text:p>
            </text:list-item>
            <text:list-item>
              <text:p text:style-name="P3">Intelligence : </text:p>
            </text:list-item>
            <text:list-item>
              <text:p text:style-name="P3">Précision :</text:p>
            </text:list-item>
            <text:list-item>
              <text:p text:style-name="P3">Furtivité : </text:p>
            </text:list-item>
            <text:list-item>
              <text:p text:style-name="P3">Courage : </text:p>
            </text:list-item>
          </text:list>
        </text:list-item>
      </text:list>
      <text:p text:style-name="Standard"/>
      <text:list xml:id="list28154599" text:continue-numbering="true" text:style-name="WW8Num1">
        <text:list-item>
          <text:p text:style-name="P4">Agylis</text:p>
          <text:list>
            <text:list-item>
              <text:p text:style-name="P3">Force : </text:p>
            </text:list-item>
            <text:list-item>
              <text:p text:style-name="P3">Agilité : </text:p>
            </text:list-item>
            <text:list-item>
              <text:p text:style-name="P3">Endurance : </text:p>
            </text:list-item>
            <text:list-item>
              <text:p text:style-name="P3">Vitesse : </text:p>
            </text:list-item>
            <text:list-item>
              <text:p text:style-name="P3">Dextérité : </text:p>
            </text:list-item>
            <text:list-item>
              <text:p text:style-name="P3">Intelligence : </text:p>
            </text:list-item>
            <text:list-item>
              <text:p text:style-name="P3">Précision :</text:p>
            </text:list-item>
            <text:list-item>
              <text:p text:style-name="P3">Furtivité : </text:p>
            </text:list-item>
            <text:list-item>
              <text:p text:style-name="P3">Courage : </text:p>
            </text:list-item>
          </text:list>
        </text:list-item>
      </text:list>
      <text:p text:style-name="Standard"/>
      <text:p text:style-name="Standard"><text:span text:style-name="T1"><text:tab/></text:span><text:span text:style-name="T2">Attaques</text:span></text:p>
      <text:p text:style-name="Standard"/>
      <text:p text:style-name="Standard">Les differentes attaques possibles du mob</text:p>
      <text:p text:style-name="Standard"/>
      <text:p text:style-name="Standard"><text:span text:style-name="T1"><text:tab/></text:span><text:span text:style-name="T2">Loot</text:span></text:p>
      <text:p text:style-name="Standard"/>
      <text:p text:style-name="Standard">Le loot que l'on peut rencontrer en tuant ce mob</text:p>
      <text:p text:style-name="Standard"><text:soft-page-break/><text:span text:style-name="T1"><text:tab/></text:span><text:span text:style-name="T2">Artworks</text:span></text:p>
      <text:p text:style-name="P5"><text:span text:style-name="T4"/></text:p>
      <text:p text:style-name="P2">Les differents artworks du mo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5T07:56:10.14</meta:creation-date>
    <meta:document-statistic meta:table-count="0" meta:image-count="0" meta:object-count="0" meta:page-count="3" meta:paragraph-count="79" meta:word-count="275" meta:character-count="1357"/>
    <dc:date>2012-05-15T08:00:26.82</dc:date>
    <meta:editing-duration>PT00H04M19S</meta:editing-duration>
    <meta:editing-cycles>1</meta:editing-cycles>
    <meta:generator>OpenOffice.org/3.2$Win32 OpenOffice.org_project/320m12$Build-9483</meta:generator>
  </office:meta>
</office:document-meta>
</file>